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.35cm" svg:y="0.073cm">
            <draw:object draw:notify-on-update-of-ranges="Sheet1.A2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6.377cm" svg:y="0.159cm">
            <draw:object draw:notify-on-update-of-ranges="Sheet1.K2:Sheet1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359cm" svg:y="10.486cm">
            <draw:object draw:notify-on-update-of-ranges="Sheet1.A24:Sheet1.A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23.183cm" svg:y="10.492cm">
            <draw:object draw:notify-on-update-of-ranges="Sheet1.J24:Sheet1.J1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ddNums(1000000): </text:p>
          </table:table-cell>
          <table:table-cell table:number-columns-repeated="9"/>
          <table:table-cell office:value-type="string" calcext:value-type="string">
            <text:p>addManyNums(1000):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846" calcext:value-type="float">
            <text:p>846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addManyNums(1500):</text:p>
          </table:table-cell>
          <table:table-cell table:number-columns-repeated="8"/>
          <table:table-cell office:value-type="string" calcext:value-type="string">
            <text:p>addNums(10000000):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8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8"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8"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8"/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8"/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8"/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8"/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8"/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8"/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8"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8"/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8"/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8"/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8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8"/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8"/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8"/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8"/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8"/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8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8"/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8"/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8"/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8"/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8"/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8"/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8"/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8"/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8"/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8"/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8"/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8"/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8"/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8"/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8"/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8"/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8"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8"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8"/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8"/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8"/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8"/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8"/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8"/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8"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8"/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8"/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8"/>
          <table:table-cell office:value-type="float" office:value="678" calcext:value-type="float">
            <text:p>6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2:18:06.313545577</meta:creation-date>
    <dc:date>2023-08-30T13:02:47.002936038</dc:date>
    <meta:editing-duration>PT4M20S</meta:editing-duration>
    <meta:editing-cycles>1</meta:editing-cycles>
    <meta:document-statistic meta:table-count="1" meta:cell-count="224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A11" svg:x="0.32cm" svg:y="0.18cm" svg:width="12.508cm" svg:height="8.64cm">
          <chart:coordinate-region svg:x="0.94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K2:Sheet1.K11" svg:x="0.319cm" svg:y="0.153cm" svg:width="12.507cm" svg:height="8.645cm">
          <chart:coordinate-region svg:x="1.126cm" svg:y="0.352cm" svg:width="11.51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K2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6">
                <text:p>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4:Sheet1.A123" svg:x="0.32cm" svg:y="0.18cm" svg:width="12.508cm" svg:height="8.64cm">
          <chart:coordinate-region svg:x="1.312cm" svg:y="0.379cm" svg:width="11.51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4:Sheet1.A123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4:Sheet1.A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26">
                <text:p>7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4.203cm" style:legend-expansion="high" chart:style-name="ch2"/>
        <chart:plot-area chart:style-name="ch3" table:cell-range-address="Sheet1.J24:Sheet1.J123" svg:x="0.319cm" svg:y="0.18cm" svg:width="12.561cm" svg:height="8.645cm">
          <chart:coordinate-region svg:x="1.126cm" svg:y="0.379cm" svg:width="11.754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4:Sheet1.J123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J24:Sheet1.J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8">
                <text:p>6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